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ff" draw:marker-start-width="0.381cm" draw:marker-end="Arrow" draw:marker-end-width="0.381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ff00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"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84cm" svg:y1="3.44cm" svg:x2="4.65cm" svg:y2="3.44cm">
          <text:p/>
        </draw:line>
        <draw:line draw:style-name="gr2" draw:text-style-name="P1" draw:layer="layout" svg:x1="4.65cm" svg:y1="3.44cm" svg:x2="8.46cm" svg:y2="1.535cm">
          <text:p/>
        </draw:line>
        <draw:line draw:style-name="gr2" draw:text-style-name="P1" draw:layer="layout" svg:x1="4.65cm" svg:y1="3.441cm" svg:x2="8.46cm" svg:y2="5.345cm">
          <text:p/>
        </draw:line>
        <draw:line draw:style-name="gr3" draw:text-style-name="P1" draw:layer="layout" svg:x1="4.65cm" svg:y1="3.44cm" svg:x2="9.095cm" svg:y2="3.44cm">
          <text:p/>
        </draw:line>
        <draw:frame draw:style-name="gr4" draw:layer="layout" svg:width="0.584cm" svg:height="0.635cm" svg:x="6.192cm" svg:y="2.6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68cm" svg:height="0.635cm" svg:x="6.206cm" svg:y="3.5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ircle draw:style-name="gr5" draw:text-style-name="P1" draw:layer="layout" svg:width="0.635cm" svg:height="0.635cm" svg:x="5.334cm" svg:y="3.429cm" draw:kind="arc" draw:start-angle="300.85" draw:end-angle="51.66">
          <text:p/>
        </draw:circle>
        <draw:circle draw:style-name="gr5" draw:text-style-name="P1" draw:layer="layout" svg:width="0.635cm" svg:height="0.635cm" svg:x="5.235cm" svg:y="2.829cm" draw:kind="arc" draw:start-angle="300.85" draw:end-angle="51.66">
          <text:p/>
        </draw:circle>
        <draw:frame draw:style-name="gr4" draw:layer="layout" svg:width="0.647cm" svg:height="0.635cm" svg:x="0.889cm" svg:y="2.69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84cm" svg:height="0.635cm" svg:x="8.497cm" svg:y="0.88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851cm" svg:height="0.635cm" svg:x="8.497cm" svg:y="4.699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6.3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Ben Loftin</meta:initial-creator>
    <meta:creation-date>2009-03-08T10:06:16</meta:creation-date>
    <dc:creator>Ben Loftin</dc:creator>
    <dc:date>2009-03-08T21:01:06</dc:date>
    <meta:editing-cycles>3</meta:editing-cycles>
    <meta:editing-duration>PT10H39M39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 math:stretchy="false">φ</math:mo>
    <math:annotation math:encoding="StarMath 5.0">%phi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p</math:mi>
      <math:mi>'</math:mi>
    </math:mrow>
    <math:annotation math:encoding="StarMath 5.0">p'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P</math:mi>
      <math:mi>'</math:mi>
    </math:mrow>
    <math:annotation math:encoding="StarMath 5.0">P'</math:annotation>
  </math:semantics>
</math:math>
</file>